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505050" draw:textarea-horizontal-align="center" draw:textarea-vertical-align="middle"/>
    </style:style>
    <style:style style:name="P1" style:family="paragraph">
      <loext:graphic-properties draw:fill="solid" draw:fill-color="#505050"/>
      <style:paragraph-properties fo:text-align="center"/>
    </style:style>
  </office:automatic-styles>
  <office:body>
    <office:drawing>
      <draw:page draw:name="page1" draw:style-name="dp1" draw:master-page-name="Domyślny">
        <draw:g>
          <draw:path draw:style-name="gr1" draw:text-style-name="P1" draw:layer="layout" svg:width="0.439cm" svg:height="0.573cm" svg:x="0.952cm" svg:y="0.418cm" svg:viewBox="0 0 440 574" svg:d="M433 152c-7-31-16-58-33-81-19-23-47-40-77-53-26-11-55-17-103-18-47 1-75 7-102 18-30 13-56 30-74 53s-28 50-35 81c-8 32-9 67-9 105v317h94v-295c0-34 4-64 8-89 5-25 13-44 25-59 10-15 29-26 47-32 12-6 30-8 46-10 32 2 34 4 48 10 17 6 34 17 45 32s20 34 25 59c4 25 8 55 8 89v295h94v-317c0-38 1-73-7-105z">
            <text:p/>
          </draw:path>
          <draw:path draw:style-name="gr1" draw:text-style-name="P1" draw:layer="layout" svg:width="1.172cm" svg:height="1.147cm" svg:x="0.586cm" svg:y="0.13cm" svg:viewBox="0 0 1173 1148" svg:d="M586 0c-324 0-586 257-586 575 0 316 262 573 586 573s587-257 587-573c0-318-263-575-587-575zM586 92c272 0 493 217 493 483 0 265-221 481-493 481-271 0-492-216-492-481 0-266 221-483 492-483z">
            <text:p/>
          </draw:path>
          <draw:path draw:style-name="gr1" draw:text-style-name="P1" draw:layer="layout" svg:width="0.219cm" svg:height="0.286cm" svg:x="0.1cm" svg:y="1.565cm" svg:viewBox="0 0 220 287" svg:d="M216 77c-3-16-7-30-16-42-9-10-23-19-38-26-14-5-28-8-52-9-24 1-38 4-51 9-15 7-28 16-37 26-9 12-14 26-18 42-3 15-4 32-4 51v159h48v-148c0-17 1-32 3-44 3-12 7-22 12-30 6-7 14-12 24-16 6-2 15-3 23-4 16 0 18 2 24 4 9 4 17 9 23 16 5 8 9 18 12 30s4 27 4 44v148h47v-159c0-19 0-36-4-51z">
            <text:p/>
          </draw:path>
          <draw:path draw:style-name="gr1" draw:text-style-name="P1" draw:layer="layout" svg:width="0.249cm" svg:height="0.293cm" svg:x="0.393cm" svg:y="1.568cm" svg:viewBox="0 0 250 294" svg:d="M196 120c1-22-5-41-17-56-12-14-29-22-49-22-12 0-23 3-31 7-9 5-17 11-23 18s-11 15-14 25c-4 9-7 19-7 28zM0 148c0-25 4-47 11-65 7-19 17-35 29-46 12-12 26-22 42-28s32-9 48-9c39 0 69 11 89 35s31 60 31 108v8c0 4 0 7-1 9h-195c1 30 10 52 25 67s39 23 71 23c18 0 33-2 45-5 13-3 21-6 28-9l7 42c-6 4-17 7-33 11-15 3-33 5-53 5-25 0-46-4-65-12-17-7-32-17-45-29-11-14-20-29-25-47-6-18-9-37-9-58z">
            <text:p/>
          </draw:path>
          <draw:path draw:style-name="gr1" draw:text-style-name="P1" draw:layer="layout" svg:width="0.267cm" svg:height="0.294cm" svg:x="1.229cm" svg:y="1.568cm" svg:viewBox="0 0 268 295" svg:d="M216 147c0-32-8-56-22-75-15-18-35-28-59-28-26 0-45 10-60 28-14 19-21 43-21 75s7 57 21 76c15 18 34 27 60 27 24 0 44-9 59-27 14-19 22-44 22-76zM268 147c0 22-3 42-9 61-7 17-16 33-28 46s-26 23-43 30c-16 7-34 11-53 11-21 0-38-4-55-11s-31-17-42-30c-12-13-21-29-28-46-6-19-10-39-10-61s4-41 10-60c7-18 16-33 28-47 11-13 25-22 42-29s34-11 55-11c19 0 37 4 53 11 17 7 31 16 43 29 12 14 21 29 28 47 6 19 9 38 9 60z">
            <text:p/>
          </draw:path>
          <draw:path draw:style-name="gr1" draw:text-style-name="P1" draw:layer="layout" svg:width="0.219cm" svg:height="0.286cm" svg:x="0.725cm" svg:y="1.577cm" svg:viewBox="0 0 220 287" svg:d="M4 210c3 16 7 29 16 41 10 11 23 20 39 26 13 6 27 9 51 10 24-1 38-4 51-10 15-6 28-15 37-26 9-12 14-25 18-41 3-16 4-33 4-52v-158h-48v147c0 18 0 33-3 44-3 13-6 23-12 30-6 8-14 13-24 17-6 1-15 3-23 4-16-1-18-3-24-4-9-4-16-9-23-17-5-7-9-17-12-30-2-11-3-26-3-44v-147h-48v158c0 19 0 36 4 52z">
            <text:p/>
          </draw:path>
          <draw:path draw:style-name="gr1" draw:text-style-name="P1" draw:layer="layout" svg:width="0.172cm" svg:height="0.285cm" svg:x="1.033cm" svg:y="1.569cm" svg:viewBox="0 0 173 286" svg:d="M112 0c15 0 28 1 38 4 11 1 19 3 23 6l-9 42c-4-2-11-4-19-6s-17-3-29-3c-24 0-41 6-50 19-10 13-15 30-15 52v172h-51v-173c0-36 9-64 27-84 18-19 46-29 85-29z">
            <text:p/>
          </draw:path>
          <draw:path draw:style-name="gr1" draw:text-style-name="P1" draw:layer="layout" svg:width="0.215cm" svg:height="0.291cm" svg:x="1.552cm" svg:y="1.569cm" svg:viewBox="0 0 216 292" svg:d="M140 292c-23 0-43-3-61-10-17-7-31-17-44-30-11-14-20-28-26-46s-9-38-9-59 4-41 10-59 15-33 27-47c11-13 25-23 43-30 17-7 36-11 56-11 14 0 26 1 39 4 12 1 25 5 36 9l-11 42c-7-3-16-6-27-7-9-3-20-4-31-4-29 0-50 9-66 26-15 18-22 44-22 77 0 15 1 29 4 41 4 13 10 23 17 33 8 9 17 16 29 20 11 5 25 7 42 7 14 0 26-1 37-3 11-3 19-6 26-8l7 42c-3 2-7 3-13 4-5 2-11 4-18 5-7 2-14 2-22 3s-16 1-23 1z">
            <text:p/>
          </draw:path>
          <draw:path draw:style-name="gr1" draw:text-style-name="P1" draw:layer="layout" svg:width="0.221cm" svg:height="0.291cm" svg:x="1.82cm" svg:y="1.569cm" svg:viewBox="0 0 222 292" svg:d="M113 0c20 0 37 3 52 8 14 5 24 12 33 22s15 20 18 33c4 14 6 28 6 43v176c-5 0-11 0-19 2-8 1-16 3-26 4s-20 2-32 2c-11 1-23 2-34 2-16 0-31-2-45-5-13-3-25-8-35-15s-18-16-23-28c-5-11-8-25-8-41s4-29 10-40 15-20 25-27c12-7 24-11 39-15 15-3 30-5 46-5 5 0 10 1 16 1 6 1 10 2 15 3 6 1 10 1 14 1 3 1 6 2 7 2v-14c0-8 0-16-3-24-2-8-4-15-10-22-4-6-11-11-19-15-8-3-19-5-32-5-16 0-31 1-45 4-12 1-21 4-28 7l-5-42c6-2 18-5 32-8 15-3 32-4 51-4zM117 250c11 0 23 0 32-1 9 0 17-1 23-3v-83c-4-2-9-3-18-5-8 0-18-1-30-1-7 0-16 1-24 1-8 1-16 4-23 7s-14 8-18 14c-5 6-7 14-7 23 0 18 5 30 17 37s28 11 48 11z">
            <text:p/>
          </draw:path>
          <draw:path draw:style-name="gr1" draw:text-style-name="P1" draw:layer="layout" svg:width="0.172cm" svg:height="0.285cm" svg:x="2.127cm" svg:y="1.569cm" svg:viewBox="0 0 173 286" svg:d="M112 0c15 0 28 1 38 4 11 1 19 3 23 6l-9 42c-5-2-11-4-19-6s-17-3-30-3c-23 0-40 6-50 19-9 13-14 30-14 52v172h-51v-173c0-36 9-64 27-84 18-19 46-29 85-29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.4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2-28T15:47:12.369000000</dc:date>
    <dc:creator>Cezary Dołęga</dc:creator>
    <meta:editing-duration>PT11M6S</meta:editing-duration>
    <meta:editing-cycles>5</meta:editing-cycles>
    <meta:generator>LibreOffice/7.0.2.2$Windows_X86_64 LibreOffice_project/8349ace3c3162073abd90d81fd06dcfb6b36b994</meta:generator>
    <meta:document-statistic meta:object-count="11"/>
  </office:meta>
</office:document-meta>
</file>